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1DE20000160F00001625B2ED9A40.svg" manifest:media-type=""/>
  <manifest:file-entry manifest:full-path="Pictures/10000201000000D5000000D65DE2D7F3.png" manifest:media-type=""/>
  <manifest:file-entry manifest:full-path="Pictures/200000CC00001FF800002C19B9D5C6C1.svm" manifest:media-type=""/>
  <manifest:file-entry manifest:full-path="Pictures/10000201000004720000006AD3113414.png" manifest:media-type=""/>
  <manifest:file-entry manifest:full-path="Pictures/20000D4500006E3E000052F86BF85899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8cm" fo:min-width="4.42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3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365cm"/>
    </style:style>
    <style:style style:name="gr5" style:family="graphic" style:parent-style-name="standard">
      <style:graphic-properties svg:stroke-width="0.04cm" svg:stroke-color="#333333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6" style:family="graphic" style:parent-style-name="standard">
      <style:graphic-properties svg:stroke-width="0.05cm" svg:stroke-color="#0084d1" draw:marker-start-width="0.425cm" draw:marker-end-width="0.42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44cm" fo:min-width="1.365cm"/>
    </style:style>
    <style:style style:name="gr9" style:family="graphic" style:parent-style-name="standard">
      <style:graphic-properties draw:stroke="none" draw:fill-color="#579d1c" draw:textarea-horizontal-align="justify" draw:textarea-vertical-align="middle" draw:auto-grow-height="false" fo:min-height="0cm" fo:min-width="0cm" fo:wrap-option="no-wrap"/>
    </style:style>
    <style:style style:name="gr10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84d1" style:font-name="Droid Sans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style:use-window-font-color="true" style:font-name="Droid Sans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color="#ffffff" style:font-name="Droid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84d1" style:font-name="Droid Sans" fo:font-size="12pt" fo:font-weight="bold" style:font-size-asian="12pt" style:font-weight-asian="bold" style:font-size-complex="12pt" style:font-weight-complex="bold"/>
    </style:style>
    <style:style style:name="T2" style:family="text">
      <style:text-properties style:use-window-font-color="true" style:font-name="Droid Sans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ffff" style:font-name="Droid Sans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25cm" svg:height="1.698cm" svg:x="9.025cm" svg:y="5.325cm">
          <draw:image xlink:href="Pictures/20000D4500006E3E000052F86BF85899.svm" xlink:type="simple" xlink:show="embed" xlink:actuate="onLoad">
            <text:p/>
          </draw:image>
        </draw:frame>
        <draw:frame draw:style-name="gr1" draw:text-style-name="P1" draw:layer="layout" svg:width="3cm" svg:height="0.28cm" svg:x="5.15cm" svg:y="4.95cm">
          <draw:image xlink:href="Pictures/10000201000004720000006AD3113414.png" xlink:type="simple" xlink:show="embed" xlink:actuate="onLoad">
            <text:p/>
          </draw:image>
        </draw:frame>
        <draw:frame draw:style-name="gr2" draw:text-style-name="P2" draw:layer="layout" svg:width="7.775cm" svg:height="0.747cm" draw:transform="rotate (-0.00698131700797713) translate (4.383cm 1.45cm)">
          <draw:text-box>
            <text:p text:style-name="P1"><text:span text:style-name="T1">domaine de diffusion = VLAN n° 117</text:span></text:p>
          </draw:text-box>
        </draw:frame>
        <draw:frame draw:style-name="gr3" draw:text-style-name="P3" draw:layer="layout" svg:width="3.3cm" svg:height="0.747cm" svg:x="6.175cm" svg:y="2.781cm">
          <draw:text-box>
            <text:p text:style-name="P1"><text:span text:style-name="T2">poste serveur</text:span></text:p>
          </draw:text-box>
        </draw:frame>
        <draw:frame draw:style-name="gr1" draw:text-style-name="P1" draw:layer="layout" svg:width="1.5cm" svg:height="2.074cm" svg:x="9.2cm" svg:y="2.925cm">
          <draw:image xlink:href="Pictures/200000CC00001FF800002C19B9D5C6C1.svm" xlink:type="simple" xlink:show="embed" xlink:actuate="onLoad">
            <text:p/>
          </draw:image>
        </draw:frame>
        <draw:frame draw:style-name="gr4" draw:text-style-name="P3" draw:layer="layout" svg:width="3.313cm" svg:height="0.809cm" svg:x="4.85cm" svg:y="4.241cm">
          <draw:text-box>
            <text:p text:style-name="P1"><text:span text:style-name="T2">commutateur</text:span></text:p>
          </draw:text-box>
        </draw:frame>
        <draw:line draw:style-name="gr5" draw:text-style-name="P1" draw:layer="layout" svg:x1="3.8cm" svg:y1="5.075cm" svg:x2="5.3cm" svg:y2="5.075cm">
          <text:p/>
        </draw:line>
        <draw:line draw:style-name="gr5" draw:text-style-name="P1" draw:layer="layout" svg:x1="7.025cm" svg:y1="5.075cm" svg:x2="9.55cm" svg:y2="4.175cm">
          <text:p/>
        </draw:line>
        <draw:line draw:style-name="gr5" draw:text-style-name="P1" draw:layer="layout" svg:x1="6.65cm" svg:y1="5.075cm" svg:x2="9.55cm" svg:y2="6.05cm">
          <text:p/>
        </draw:line>
        <draw:frame draw:style-name="gr3" draw:text-style-name="P3" draw:layer="layout" svg:width="2.907cm" svg:height="0.747cm" svg:x="6.876cm" svg:y="6.381cm">
          <draw:text-box>
            <text:p text:style-name="P1"><text:span text:style-name="T2">poste client</text:span></text:p>
          </draw:text-box>
        </draw:frame>
        <draw:custom-shape draw:style-name="gr6" draw:text-style-name="P1" draw:layer="layout" svg:width="10.1cm" svg:height="5.875cm" svg:x="3.325cm" svg:y="2.175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2.5cm" svg:height="2.51cm" svg:x="1.8cm" svg:y="3.915cm">
          <draw:image xlink:href="Pictures/10000201000000D5000000D65DE2D7F3.png" xlink:type="simple" xlink:show="embed" xlink:actuate="onLoad"/>
          <draw:image xlink:href="Pictures/10001DE20000160F00001625B2ED9A40.svg" xlink:type="simple" xlink:show="embed" xlink:actuate="onLoad">
            <text:p/>
          </draw:image>
        </draw:frame>
        <draw:frame draw:style-name="gr8" draw:text-style-name="P3" draw:layer="layout" svg:width="2.073cm" svg:height="0.747cm" svg:x="2.05cm" svg:y="3.703cm">
          <draw:text-box>
            <text:p text:style-name="P1"><text:span text:style-name="T2">routeur</text:span></text:p>
          </draw:text-box>
        </draw:frame>
        <draw:custom-shape draw:style-name="gr9" draw:text-style-name="P4" draw:layer="layout" svg:width="3.75cm" svg:height="0.875cm" svg:x="2.175cm" svg:y="6.8cm">
          <text:p text:style-name="P4"><text:span text:style-name="T3">10.0.117.1/27</text:span></text:p>
          <draw:enhanced-geometry svg:viewBox="0 0 21600 21600" draw:glue-points="10800 0 0 10800 10800 21600 21600 10800 ?f40 ?f41" draw:text-areas="0 0 21600 21600" draw:type="rectangular-callout" draw:modifiers="10175.2066115702 -40413.6986301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4" draw:layer="layout" svg:width="3.75cm" svg:height="0.875cm" svg:x="11.2cm" svg:y="3.425cm">
          <text:p text:style-name="P4"><text:span text:style-name="T3">dagobah</text:span></text:p>
          <draw:enhanced-geometry svg:viewBox="0 0 21600 21600" draw:glue-points="10800 0 0 10800 10800 21600 21600 10800 ?f40 ?f41" draw:text-areas="0 0 21600 21600" draw:type="rectangular-callout" draw:modifiers="-4007.8912290056 5621.917808219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4" draw:layer="layout" svg:width="3.75cm" svg:height="0.875cm" svg:x="11.2cm" svg:y="5.726cm">
          <text:p text:style-name="P4"><text:span text:style-name="T3">endor</text:span></text:p>
          <draw:enhanced-geometry svg:viewBox="0 0 21600 21600" draw:glue-points="10800 0 0 10800 10800 21600 21600 10800 ?f40 ?f41" draw:text-areas="0 0 21600 21600" draw:type="rectangular-callout" draw:modifiers="-4007.8912290056 5621.917808219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4" draw:layer="layout" svg:width="3.75cm" svg:height="0.875cm" svg:x="9.075cm" svg:y="7.051cm">
          <text:p text:style-name="P4"><text:span text:style-name="T3">10.0.117.10/27</text:span></text:p>
          <draw:enhanced-geometry svg:viewBox="0 0 21600 21600" draw:glue-points="10800 0 0 10800 10800 21600 21600 10800 ?f40 ?f41" draw:text-areas="0 0 21600 21600" draw:type="rectangular-callout" draw:modifiers="5948.493735004 -16594.52054794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4" draw:layer="layout" svg:width="3.75cm" svg:height="0.875cm" svg:x="9.375cm" svg:y="2.252cm">
          <text:p text:style-name="P4"><text:span text:style-name="T3">10.0.117.20/27</text:span></text:p>
          <draw:enhanced-geometry svg:viewBox="0 0 21600 21600" draw:glue-points="10800 0 0 10800 10800 21600 21600 10800 ?f40 ?f41" draw:text-areas="0 0 21600 21600" draw:type="rectangular-callout" draw:modifiers="5741.18901626233 31413.6986301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4" draw:layer="layout" svg:width="4.5cm" svg:height="0.875cm" svg:x="4.675cm" svg:y="5.675cm">
          <text:p text:style-name="P4"><text:span text:style-name="T3">sw5-213.infra.stri</text:span></text:p>
          <draw:enhanced-geometry svg:viewBox="0 0 21600 21600" draw:glue-points="10800 0 0 10800 10800 21600 21600 10800 ?f40 ?f41" draw:text-areas="0 0 21600 21600" draw:type="rectangular-callout" draw:modifiers="7121.61741835148 -12673.97260273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4-03-09T21:16:14.655685212</dc:date>
    <meta:editing-duration>PT9H31M39S</meta:editing-duration>
    <meta:editing-cycles>42</meta:editing-cycles>
    <meta:generator>LibreOffice/4.1.5.3$Linux_X86_64 LibreOffice_project/410m0$Build-3</meta:generator>
    <dc:creator>Philippe Latu</dc:creator>
    <meta:document-statistic meta:object-count="19"/>
  </office:meta>
</office:document-meta>
</file>